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8pt"/>
    </style:style>
    <style:style style:name="co2" style:family="table-column">
      <style:table-column-properties fo:break-before="auto" style:column-width="86.8pt"/>
    </style:style>
    <style:style style:name="co3" style:family="table-column">
      <style:table-column-properties fo:break-before="auto" style:column-width="54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31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652437916.88601" calcext:value-type="float">
            <text:p>1652437916.88601</text:p>
          </table:table-cell>
          <table:table-cell office:value-type="float" office:value="1652437942.03" calcext:value-type="float">
            <text:p>1652437942.03</text:p>
          </table:table-cell>
          <table:table-cell table:formula="of:=[.B2]-[.A2]" office:value-type="float" office:value="25.1439890861511" calcext:value-type="float">
            <text:p>25.14</text:p>
          </table:table-cell>
          <table:table-cell table:number-columns-repeated="2"/>
        </table:table-row>
        <table:table-row table:style-name="ro1">
          <table:table-cell office:value-type="float" office:value="1652437971.89479" calcext:value-type="float">
            <text:p>1652437971.89479</text:p>
          </table:table-cell>
          <table:table-cell office:value-type="float" office:value="1652437996.94" calcext:value-type="float">
            <text:p>1652437996.94</text:p>
          </table:table-cell>
          <table:table-cell table:formula="of:=[.B3]-[.A3]" office:value-type="float" office:value="25.045209646225" calcext:value-type="float">
            <text:p>25.05</text:p>
          </table:table-cell>
          <table:table-cell table:number-columns-repeated="2"/>
        </table:table-row>
        <table:table-row table:style-name="ro1">
          <table:table-cell office:value-type="float" office:value="1652438002.4792" calcext:value-type="float">
            <text:p>1652438002.47920</text:p>
          </table:table-cell>
          <table:table-cell office:value-type="float" office:value="1652438027.97" calcext:value-type="float">
            <text:p>1652438027.97</text:p>
          </table:table-cell>
          <table:table-cell table:formula="of:=[.B4]-[.A4]" office:value-type="float" office:value="25.490795135498" calcext:value-type="float">
            <text:p>25.49</text:p>
          </table:table-cell>
          <table:table-cell table:number-columns-repeated="2"/>
        </table:table-row>
        <table:table-row table:style-name="ro1">
          <table:table-cell office:value-type="float" office:value="1652438049.9919" calcext:value-type="float">
            <text:p>1652438049.99190</text:p>
          </table:table-cell>
          <table:table-cell office:value-type="float" office:value="1652438075.33" calcext:value-type="float">
            <text:p>1652438075.33</text:p>
          </table:table-cell>
          <table:table-cell table:formula="of:=[.B5]-[.A5]" office:value-type="float" office:value="25.3381044864655" calcext:value-type="float">
            <text:p>25.34</text:p>
          </table:table-cell>
          <table:table-cell table:number-columns-repeated="2"/>
        </table:table-row>
        <table:table-row table:style-name="ro1">
          <table:table-cell office:value-type="float" office:value="1652438078.88082" calcext:value-type="float">
            <text:p>1652438078.88082</text:p>
          </table:table-cell>
          <table:table-cell office:value-type="float" office:value="1652438104.07" calcext:value-type="float">
            <text:p>1652438104.07</text:p>
          </table:table-cell>
          <table:table-cell table:formula="of:=[.B6]-[.A6]" office:value-type="float" office:value="25.1891813278198" calcext:value-type="float">
            <text:p>25.19</text:p>
          </table:table-cell>
          <table:table-cell table:number-columns-repeated="2"/>
        </table:table-row>
        <table:table-row table:style-name="ro1">
          <table:table-cell office:value-type="float" office:value="1652438107.16876" calcext:value-type="float">
            <text:p>1652438107.16876</text:p>
          </table:table-cell>
          <table:table-cell office:value-type="float" office:value="1652438131.63" calcext:value-type="float">
            <text:p>1652438131.63</text:p>
          </table:table-cell>
          <table:table-cell table:formula="of:=[.B7]-[.A7]" office:value-type="float" office:value="24.4612445831299" calcext:value-type="float">
            <text:p>24.46</text:p>
          </table:table-cell>
          <table:table-cell table:number-columns-repeated="2"/>
        </table:table-row>
        <table:table-row table:style-name="ro1">
          <table:table-cell office:value-type="float" office:value="1652438177.9541" calcext:value-type="float">
            <text:p>1652438177.95410</text:p>
          </table:table-cell>
          <table:table-cell office:value-type="float" office:value="1652438203.83" calcext:value-type="float">
            <text:p>1652438203.83</text:p>
          </table:table-cell>
          <table:table-cell table:formula="of:=[.B8]-[.A8]" office:value-type="float" office:value="25.8759005069733" calcext:value-type="float">
            <text:p>25.88</text:p>
          </table:table-cell>
          <table:table-cell table:number-columns-repeated="2"/>
        </table:table-row>
        <table:table-row table:style-name="ro1">
          <table:table-cell office:value-type="float" office:value="1652438207.03437" calcext:value-type="float">
            <text:p>1652438207.03437</text:p>
          </table:table-cell>
          <table:table-cell office:value-type="float" office:value="1652438232.09" calcext:value-type="float">
            <text:p>1652438232.09</text:p>
          </table:table-cell>
          <table:table-cell table:formula="of:=[.B9]-[.A9]" office:value-type="float" office:value="25.0556321144104" calcext:value-type="float">
            <text:p>25.06</text:p>
          </table:table-cell>
          <table:table-cell table:number-columns-repeated="2"/>
        </table:table-row>
        <table:table-row table:style-name="ro1">
          <table:table-cell office:value-type="float" office:value="1652438236.07459" calcext:value-type="float">
            <text:p>1652438236.07459</text:p>
          </table:table-cell>
          <table:table-cell office:value-type="float" office:value="1652438261.54" calcext:value-type="float">
            <text:p>1652438261.54</text:p>
          </table:table-cell>
          <table:table-cell table:formula="of:=[.B10]-[.A10]" office:value-type="float" office:value="25.4654116630554" calcext:value-type="float">
            <text:p>25.47</text:p>
          </table:table-cell>
          <table:table-cell table:number-columns-repeated="2"/>
        </table:table-row>
        <table:table-row table:style-name="ro1">
          <table:table-cell office:value-type="float" office:value="1652438265.62707" calcext:value-type="float">
            <text:p>1652438265.62707</text:p>
          </table:table-cell>
          <table:table-cell office:value-type="float" office:value="1652438290.72" calcext:value-type="float">
            <text:p>1652438290.72</text:p>
          </table:table-cell>
          <table:table-cell table:formula="of:=[.B11]-[.A11]" office:value-type="float" office:value="25.0929267406464" calcext:value-type="float">
            <text:p>25.09</text:p>
          </table:table-cell>
          <table:table-cell table:number-columns-repeated="2"/>
        </table:table-row>
        <table:table-row table:style-name="ro1">
          <table:table-cell office:value-type="float" office:value="1652438298.01963" calcext:value-type="float">
            <text:p>1652438298.01963</text:p>
          </table:table-cell>
          <table:table-cell office:value-type="float" office:value="1652438323.55" calcext:value-type="float">
            <text:p>1652438323.55</text:p>
          </table:table-cell>
          <table:table-cell table:formula="of:=[.B12]-[.A12]" office:value-type="float" office:value="25.530371427536" calcext:value-type="float">
            <text:p>25.53</text:p>
          </table:table-cell>
          <table:table-cell table:number-columns-repeated="2"/>
        </table:table-row>
        <table:table-row table:style-name="ro1">
          <table:table-cell office:value-type="float" office:value="1652438326.05191" calcext:value-type="float">
            <text:p>1652438326.05191</text:p>
          </table:table-cell>
          <table:table-cell office:value-type="float" office:value="1652438350.94" calcext:value-type="float">
            <text:p>1652438350.94</text:p>
          </table:table-cell>
          <table:table-cell table:formula="of:=[.B13]-[.A13]" office:value-type="float" office:value="24.8880860805511" calcext:value-type="float">
            <text:p>24.89</text:p>
          </table:table-cell>
          <table:table-cell table:number-columns-repeated="2"/>
        </table:table-row>
        <table:table-row table:style-name="ro1">
          <table:table-cell office:value-type="float" office:value="1652438354.74836" calcext:value-type="float">
            <text:p>1652438354.74836</text:p>
          </table:table-cell>
          <table:table-cell office:value-type="float" office:value="1652438377.97" calcext:value-type="float">
            <text:p>1652438377.97</text:p>
          </table:table-cell>
          <table:table-cell table:formula="of:=[.B14]-[.A14]" office:value-type="float" office:value="23.2216398715973" calcext:value-type="float">
            <text:p>23.22</text:p>
          </table:table-cell>
          <table:table-cell table:number-columns-repeated="2"/>
        </table:table-row>
        <table:table-row table:style-name="ro1">
          <table:table-cell office:value-type="float" office:value="1652438392.38942" calcext:value-type="float">
            <text:p>1652438392.38942</text:p>
          </table:table-cell>
          <table:table-cell office:value-type="float" office:value="1652438417.42" calcext:value-type="float">
            <text:p>1652438417.42</text:p>
          </table:table-cell>
          <table:table-cell table:formula="of:=[.B15]-[.A15]" office:value-type="float" office:value="25.0305831432343" calcext:value-type="float">
            <text:p>25.03</text:p>
          </table:table-cell>
          <table:table-cell table:number-columns-repeated="2"/>
        </table:table-row>
        <table:table-row table:style-name="ro1">
          <table:table-cell office:value-type="float" office:value="1652438421.23753" calcext:value-type="float">
            <text:p>1652438421.23753</text:p>
          </table:table-cell>
          <table:table-cell office:value-type="float" office:value="1652438446.61" calcext:value-type="float">
            <text:p>1652438446.61</text:p>
          </table:table-cell>
          <table:table-cell table:formula="of:=[.B16]-[.A16]" office:value-type="float" office:value="25.3724687099457" calcext:value-type="float">
            <text:p>25.37</text:p>
          </table:table-cell>
          <table:table-cell table:number-columns-repeated="2"/>
        </table:table-row>
        <table:table-row table:style-name="ro1">
          <table:table-cell office:value-type="float" office:value="1652438455.78991" calcext:value-type="float">
            <text:p>1652438455.78991</text:p>
          </table:table-cell>
          <table:table-cell office:value-type="float" office:value="1652438481.35" calcext:value-type="float">
            <text:p>1652438481.35</text:p>
          </table:table-cell>
          <table:table-cell table:formula="of:=[.B17]-[.A17]" office:value-type="float" office:value="25.5600860118866" calcext:value-type="float">
            <text:p>25.56</text:p>
          </table:table-cell>
          <table:table-cell table:number-columns-repeated="2"/>
        </table:table-row>
        <table:table-row table:style-name="ro1">
          <table:table-cell office:value-type="float" office:value="1652438484.65492" calcext:value-type="float">
            <text:p>1652438484.65492</text:p>
          </table:table-cell>
          <table:table-cell office:value-type="float" office:value="1652438509.83" calcext:value-type="float">
            <text:p>1652438509.83</text:p>
          </table:table-cell>
          <table:table-cell table:formula="of:=[.B18]-[.A18]" office:value-type="float" office:value="25.1750812530518" calcext:value-type="float">
            <text:p>25.18</text:p>
          </table:table-cell>
          <table:table-cell table:number-columns-repeated="2"/>
        </table:table-row>
        <table:table-row table:style-name="ro1">
          <table:table-cell office:value-type="float" office:value="1652438513.52034" calcext:value-type="float">
            <text:p>1652438513.52034</text:p>
          </table:table-cell>
          <table:table-cell office:value-type="float" office:value="1652438538.72" calcext:value-type="float">
            <text:p>1652438538.72</text:p>
          </table:table-cell>
          <table:table-cell table:formula="of:=[.B19]-[.A19]" office:value-type="float" office:value="25.1996567249298" calcext:value-type="float">
            <text:p>25.20</text:p>
          </table:table-cell>
          <table:table-cell table:number-columns-repeated="2"/>
        </table:table-row>
        <table:table-row table:style-name="ro1">
          <table:table-cell office:value-type="float" office:value="1652438541.05507" calcext:value-type="float">
            <text:p>1652438541.05507</text:p>
          </table:table-cell>
          <table:table-cell office:value-type="float" office:value="1652438565.52" calcext:value-type="float">
            <text:p>1652438565.52</text:p>
          </table:table-cell>
          <table:table-cell table:formula="of:=[.B20]-[.A20]" office:value-type="float" office:value="24.4649288654327" calcext:value-type="float">
            <text:p>24.46</text:p>
          </table:table-cell>
          <table:table-cell table:number-columns-repeated="2"/>
        </table:table-row>
        <table:table-row table:style-name="ro1">
          <table:table-cell office:value-type="float" office:value="1652438568.09551" calcext:value-type="float">
            <text:p>1652438568.09551</text:p>
          </table:table-cell>
          <table:table-cell office:value-type="float" office:value="1652438593.96" calcext:value-type="float">
            <text:p>1652438593.96</text:p>
          </table:table-cell>
          <table:table-cell table:formula="of:=[.B21]-[.A21]" office:value-type="float" office:value="25.8644866943359" calcext:value-type="float">
            <text:p>25.86</text:p>
          </table:table-cell>
          <table:table-cell table:number-columns-repeated="2"/>
        </table:table-row>
        <table:table-row table:style-name="ro1">
          <table:table-cell office:value-type="float" office:value="1652438599.61604" calcext:value-type="float">
            <text:p>1652438599.61604</text:p>
          </table:table-cell>
          <table:table-cell office:value-type="float" office:value="1652438624.59" calcext:value-type="float">
            <text:p>1652438624.59</text:p>
          </table:table-cell>
          <table:table-cell table:formula="of:=[.B22]-[.A22]" office:value-type="float" office:value="24.9739646911621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float" office:value="1652438627.07262" calcext:value-type="float">
            <text:p>1652438627.07262</text:p>
          </table:table-cell>
          <table:table-cell office:value-type="float" office:value="1652438652.46" calcext:value-type="float">
            <text:p>1652438652.46</text:p>
          </table:table-cell>
          <table:table-cell table:formula="of:=[.B23]-[.A23]" office:value-type="float" office:value="25.3873846530914" calcext:value-type="float">
            <text:p>25.39</text:p>
          </table:table-cell>
          <table:table-cell table:number-columns-repeated="2"/>
        </table:table-row>
        <table:table-row table:style-name="ro1">
          <table:table-cell office:value-type="float" office:value="1652438654.59297" calcext:value-type="float">
            <text:p>1652438654.59297</text:p>
          </table:table-cell>
          <table:table-cell office:value-type="float" office:value="1652438690.23" calcext:value-type="float">
            <text:p>1652438690.23</text:p>
          </table:table-cell>
          <table:table-cell table:formula="of:=[.B24]-[.A24]" office:value-type="float" office:value="35.6370341777802" calcext:value-type="float">
            <text:p>35.64</text:p>
          </table:table-cell>
          <table:table-cell table:number-columns-repeated="2"/>
        </table:table-row>
        <table:table-row table:style-name="ro1">
          <table:table-cell office:value-type="float" office:value="1652438751.58615" calcext:value-type="float">
            <text:p>1652438751.58615</text:p>
          </table:table-cell>
          <table:table-cell office:value-type="float" office:value="1652438776.47" calcext:value-type="float">
            <text:p>1652438776.47</text:p>
          </table:table-cell>
          <table:table-cell table:formula="of:=[.B25]-[.A25]" office:value-type="float" office:value="24.8838467597961" calcext:value-type="float">
            <text:p>24.88</text:p>
          </table:table-cell>
          <table:table-cell table:number-columns-repeated="2"/>
        </table:table-row>
        <table:table-row table:style-name="ro1">
          <table:table-cell office:value-type="float" office:value="1652438779.60245" calcext:value-type="float">
            <text:p>1652438779.60245</text:p>
          </table:table-cell>
          <table:table-cell office:value-type="float" office:value="1652438804.73" calcext:value-type="float">
            <text:p>1652438804.73</text:p>
          </table:table-cell>
          <table:table-cell table:formula="of:=[.B26]-[.A26]" office:value-type="float" office:value="25.1275463104248" calcext:value-type="float">
            <text:p>25.13</text:p>
          </table:table-cell>
          <table:table-cell table:number-columns-repeated="2"/>
        </table:table-row>
        <table:table-row table:style-name="ro1">
          <table:table-cell office:value-type="float" office:value="1652438806.81957" calcext:value-type="float">
            <text:p>1652438806.81957</text:p>
          </table:table-cell>
          <table:table-cell office:value-type="float" office:value="1652438832.35" calcext:value-type="float">
            <text:p>1652438832.35</text:p>
          </table:table-cell>
          <table:table-cell table:formula="of:=[.B27]-[.A27]" office:value-type="float" office:value="25.530425786972" calcext:value-type="float">
            <text:p>25.53</text:p>
          </table:table-cell>
          <table:table-cell table:number-columns-repeated="2"/>
        </table:table-row>
        <table:table-row table:style-name="ro1">
          <table:table-cell office:value-type="float" office:value="1652438836.19551" calcext:value-type="float">
            <text:p>1652438836.19551</text:p>
          </table:table-cell>
          <table:table-cell office:value-type="float" office:value="1652438861.13" calcext:value-type="float">
            <text:p>1652438861.13</text:p>
          </table:table-cell>
          <table:table-cell table:formula="of:=[.B28]-[.A28]" office:value-type="float" office:value="24.9344894886017" calcext:value-type="float">
            <text:p>24.93</text:p>
          </table:table-cell>
          <table:table-cell table:number-columns-repeated="2"/>
        </table:table-row>
        <table:table-row table:style-name="ro1">
          <table:table-cell office:value-type="float" office:value="1652438865.32405" calcext:value-type="float">
            <text:p>1652438865.32405</text:p>
          </table:table-cell>
          <table:table-cell office:value-type="float" office:value="1652438891.38" calcext:value-type="float">
            <text:p>1652438891.38</text:p>
          </table:table-cell>
          <table:table-cell table:formula="of:=[.B29]-[.A29]" office:value-type="float" office:value="26.055953502655" calcext:value-type="float">
            <text:p>26.06</text:p>
          </table:table-cell>
          <table:table-cell table:number-columns-repeated="2"/>
        </table:table-row>
        <table:table-row table:style-name="ro1">
          <table:table-cell office:value-type="float" office:value="1652438895.03608" calcext:value-type="float">
            <text:p>1652438895.03608</text:p>
          </table:table-cell>
          <table:table-cell office:value-type="float" office:value="1652438920.53" calcext:value-type="float">
            <text:p>1652438920.53</text:p>
          </table:table-cell>
          <table:table-cell table:formula="of:=[.B30]-[.A30]" office:value-type="float" office:value="25.4939162731171" calcext:value-type="float">
            <text:p>25.49</text:p>
          </table:table-cell>
          <table:table-cell table:number-columns-repeated="2"/>
        </table:table-row>
        <table:table-row table:style-name="ro1">
          <table:table-cell office:value-type="float" office:value="1652438923.21253" calcext:value-type="float">
            <text:p>1652438923.21253</text:p>
          </table:table-cell>
          <table:table-cell office:value-type="float" office:value="1652438948.76" calcext:value-type="float">
            <text:p>1652438948.76</text:p>
          </table:table-cell>
          <table:table-cell table:formula="of:=[.B31]-[.A31]" office:value-type="float" office:value="25.5474672317505" calcext:value-type="float">
            <text:p>25.55</text:p>
          </table:table-cell>
          <table:table-cell table:number-columns-repeated="2"/>
        </table:table-row>
        <table:table-row table:style-name="ro1">
          <table:table-cell office:value-type="float" office:value="1652438951.59704" calcext:value-type="float">
            <text:p>1652438951.59704</text:p>
          </table:table-cell>
          <table:table-cell office:value-type="float" office:value="1652438977.12" calcext:value-type="float">
            <text:p>1652438977.12</text:p>
          </table:table-cell>
          <table:table-cell table:formula="of:=[.B32]-[.A32]" office:value-type="float" office:value="25.5229561328888" calcext:value-type="float">
            <text:p>25.52</text:p>
          </table:table-cell>
          <table:table-cell table:number-columns-repeated="2"/>
        </table:table-row>
        <table:table-row table:style-name="ro1">
          <table:table-cell office:value-type="float" office:value="1652438995.87752" calcext:value-type="float">
            <text:p>1652438995.87752</text:p>
          </table:table-cell>
          <table:table-cell office:value-type="float" office:value="1652439021.73" calcext:value-type="float">
            <text:p>1652439021.73</text:p>
          </table:table-cell>
          <table:table-cell table:formula="of:=[.B33]-[.A33]" office:value-type="float" office:value="25.8524837493896" calcext:value-type="float">
            <text:p>25.85</text:p>
          </table:table-cell>
          <table:table-cell table:number-columns-repeated="2"/>
        </table:table-row>
        <table:table-row table:style-name="ro1">
          <table:table-cell office:value-type="float" office:value="1652439025.02232" calcext:value-type="float">
            <text:p>1652439025.02232</text:p>
          </table:table-cell>
          <table:table-cell office:value-type="float" office:value="1652439051.16" calcext:value-type="float">
            <text:p>1652439051.16</text:p>
          </table:table-cell>
          <table:table-cell table:formula="of:=[.B34]-[.A34]" office:value-type="float" office:value="26.1376793384552" calcext:value-type="float">
            <text:p>26.14</text:p>
          </table:table-cell>
          <table:table-cell table:number-columns-repeated="2"/>
        </table:table-row>
        <table:table-row table:style-name="ro1">
          <table:table-cell office:value-type="float" office:value="1652439053.8064" calcext:value-type="float">
            <text:p>1652439053.80640</text:p>
          </table:table-cell>
          <table:table-cell office:value-type="float" office:value="1652439078.63" calcext:value-type="float">
            <text:p>1652439078.63</text:p>
          </table:table-cell>
          <table:table-cell table:formula="of:=[.B35]-[.A35]" office:value-type="float" office:value="24.8236036300659" calcext:value-type="float">
            <text:p>24.82</text:p>
          </table:table-cell>
          <table:table-cell table:number-columns-repeated="2"/>
        </table:table-row>
        <table:table-row table:style-name="ro1">
          <table:table-cell office:value-type="float" office:value="1652439109.27131" calcext:value-type="float">
            <text:p>1652439109.27131</text:p>
          </table:table-cell>
          <table:table-cell office:value-type="float" office:value="1652439134.46" calcext:value-type="float">
            <text:p>1652439134.46</text:p>
          </table:table-cell>
          <table:table-cell table:formula="of:=[.B36]-[.A36]" office:value-type="float" office:value="25.1886928081512" calcext:value-type="float">
            <text:p>25.19</text:p>
          </table:table-cell>
          <table:table-cell table:number-columns-repeated="2"/>
        </table:table-row>
        <table:table-row table:style-name="ro1">
          <table:table-cell office:value-type="float" office:value="1652439138.03171" calcext:value-type="float">
            <text:p>1652439138.03171</text:p>
          </table:table-cell>
          <table:table-cell office:value-type="float" office:value="1652439163.57" calcext:value-type="float">
            <text:p>1652439163.57</text:p>
          </table:table-cell>
          <table:table-cell table:formula="of:=[.B37]-[.A37]" office:value-type="float" office:value="25.5382902622223" calcext:value-type="float">
            <text:p>25.54</text:p>
          </table:table-cell>
          <table:table-cell table:number-columns-repeated="2"/>
        </table:table-row>
        <table:table-row table:style-name="ro1">
          <table:table-cell office:value-type="float" office:value="1652439171.91208" calcext:value-type="float">
            <text:p>1652439171.91208</text:p>
          </table:table-cell>
          <table:table-cell office:value-type="float" office:value="1652439197.13" calcext:value-type="float">
            <text:p>1652439197.13</text:p>
          </table:table-cell>
          <table:table-cell table:formula="of:=[.B38]-[.A38]" office:value-type="float" office:value="25.2179231643677" calcext:value-type="float">
            <text:p>25.22</text:p>
          </table:table-cell>
          <table:table-cell table:number-columns-repeated="2"/>
        </table:table-row>
        <table:table-row table:style-name="ro1">
          <table:table-cell office:value-type="float" office:value="1652439201.02448" calcext:value-type="float">
            <text:p>1652439201.02448</text:p>
          </table:table-cell>
          <table:table-cell office:value-type="float" office:value="1652439226.36" calcext:value-type="float">
            <text:p>1652439226.36</text:p>
          </table:table-cell>
          <table:table-cell table:formula="of:=[.B39]-[.A39]" office:value-type="float" office:value="25.3355205059052" calcext:value-type="float">
            <text:p>25.34</text:p>
          </table:table-cell>
          <table:table-cell table:number-columns-repeated="2"/>
        </table:table-row>
        <table:table-row table:style-name="ro1">
          <table:table-cell office:value-type="float" office:value="1652439229.51291" calcext:value-type="float">
            <text:p>1652439229.51291</text:p>
          </table:table-cell>
          <table:table-cell office:value-type="float" office:value="1652439254.95" calcext:value-type="float">
            <text:p>1652439254.95</text:p>
          </table:table-cell>
          <table:table-cell table:formula="of:=[.B40]-[.A40]" office:value-type="float" office:value="25.437091588974" calcext:value-type="float">
            <text:p>25.44</text:p>
          </table:table-cell>
          <table:table-cell table:number-columns-repeated="2"/>
        </table:table-row>
        <table:table-row table:style-name="ro1">
          <table:table-cell office:value-type="float" office:value="1652439300.45796" calcext:value-type="float">
            <text:p>1652439300.45796</text:p>
          </table:table-cell>
          <table:table-cell office:value-type="float" office:value="1652439325.93" calcext:value-type="float">
            <text:p>1652439325.93</text:p>
          </table:table-cell>
          <table:table-cell table:formula="of:=[.B41]-[.A41]" office:value-type="float" office:value="25.4720377922058" calcext:value-type="float">
            <text:p>25.47</text:p>
          </table:table-cell>
          <table:table-cell table:number-columns-repeated="2"/>
        </table:table-row>
        <table:table-row table:style-name="ro1">
          <table:table-cell office:value-type="float" office:value="1652439329.5303" calcext:value-type="float">
            <text:p>1652439329.53030</text:p>
          </table:table-cell>
          <table:table-cell office:value-type="float" office:value="1652439354.95" calcext:value-type="float">
            <text:p>1652439354.95</text:p>
          </table:table-cell>
          <table:table-cell table:formula="of:=[.B42]-[.A42]" office:value-type="float" office:value="25.4197025299072" calcext:value-type="float">
            <text:p>25.42</text:p>
          </table:table-cell>
          <table:table-cell table:number-columns-repeated="2"/>
        </table:table-row>
        <table:table-row table:style-name="ro1">
          <table:table-cell office:value-type="float" office:value="1652439357.90678" calcext:value-type="float">
            <text:p>1652439357.90678</text:p>
          </table:table-cell>
          <table:table-cell office:value-type="float" office:value="1652439382.83" calcext:value-type="float">
            <text:p>1652439382.83</text:p>
          </table:table-cell>
          <table:table-cell table:formula="of:=[.B43]-[.A43]" office:value-type="float" office:value="24.9232156276703" calcext:value-type="float">
            <text:p>24.92</text:p>
          </table:table-cell>
          <table:table-cell table:number-columns-repeated="2"/>
        </table:table-row>
        <table:table-row table:style-name="ro1">
          <table:table-cell office:value-type="float" office:value="1652439387.3475" calcext:value-type="float">
            <text:p>1652439387.34750</text:p>
          </table:table-cell>
          <table:table-cell office:value-type="float" office:value="1652439412.16" calcext:value-type="float">
            <text:p>1652439412.16</text:p>
          </table:table-cell>
          <table:table-cell table:formula="of:=[.B44]-[.A44]" office:value-type="float" office:value="24.8124957084656" calcext:value-type="float">
            <text:p>24.81</text:p>
          </table:table-cell>
          <table:table-cell table:number-columns-repeated="2"/>
        </table:table-row>
        <table:table-row table:style-name="ro1">
          <table:table-cell office:value-type="float" office:value="1652439420.45178" calcext:value-type="float">
            <text:p>1652439420.45178</text:p>
          </table:table-cell>
          <table:table-cell office:value-type="float" office:value="1652439445.92" calcext:value-type="float">
            <text:p>1652439445.92</text:p>
          </table:table-cell>
          <table:table-cell table:formula="of:=[.B45]-[.A45]" office:value-type="float" office:value="25.4682183265686" calcext:value-type="float">
            <text:p>25.47</text:p>
          </table:table-cell>
          <table:table-cell table:number-columns-repeated="2"/>
        </table:table-row>
        <table:table-row table:style-name="ro1">
          <table:table-cell office:value-type="float" office:value="1652439450.06988" calcext:value-type="float">
            <text:p>1652439450.06988</text:p>
          </table:table-cell>
          <table:table-cell office:value-type="float" office:value="1652439475.36" calcext:value-type="float">
            <text:p>1652439475.36</text:p>
          </table:table-cell>
          <table:table-cell table:formula="of:=[.B46]-[.A46]" office:value-type="float" office:value="25.2901220321655" calcext:value-type="float">
            <text:p>25.29</text:p>
          </table:table-cell>
          <table:table-cell table:number-columns-repeated="2"/>
        </table:table-row>
        <table:table-row table:style-name="ro1">
          <table:table-cell office:value-type="float" office:value="1652439478.18068" calcext:value-type="float">
            <text:p>1652439478.18068</text:p>
          </table:table-cell>
          <table:table-cell office:value-type="float" office:value="1652439504.12" calcext:value-type="float">
            <text:p>1652439504.12</text:p>
          </table:table-cell>
          <table:table-cell table:formula="of:=[.B47]-[.A47]" office:value-type="float" office:value="25.9393208026886" calcext:value-type="float">
            <text:p>25.94</text:p>
          </table:table-cell>
          <table:table-cell table:number-columns-repeated="2"/>
        </table:table-row>
        <table:table-row table:style-name="ro1">
          <table:table-cell office:value-type="float" office:value="1652439510.99779" calcext:value-type="float">
            <text:p>1652439510.99779</text:p>
          </table:table-cell>
          <table:table-cell office:value-type="float" office:value="1652439537.48" calcext:value-type="float">
            <text:p>1652439537.48</text:p>
          </table:table-cell>
          <table:table-cell table:formula="of:=[.B48]-[.A48]" office:value-type="float" office:value="26.4822125434875" calcext:value-type="float">
            <text:p>26.48</text:p>
          </table:table-cell>
          <table:table-cell table:number-columns-repeated="2"/>
        </table:table-row>
        <table:table-row table:style-name="ro1">
          <table:table-cell office:value-type="float" office:value="1652439540.78959" calcext:value-type="float">
            <text:p>1652439540.78959</text:p>
          </table:table-cell>
          <table:table-cell office:value-type="float" office:value="1652439574.79" calcext:value-type="float">
            <text:p>1652439574.79</text:p>
          </table:table-cell>
          <table:table-cell table:formula="of:=[.B49]-[.A49]" office:value-type="float" office:value="34.0004122257233" calcext:value-type="float">
            <text:p>34.00</text:p>
          </table:table-cell>
          <table:table-cell table:number-columns-repeated="2"/>
        </table:table-row>
        <table:table-row table:style-name="ro1">
          <table:table-cell office:value-type="float" office:value="1652439594.64629" calcext:value-type="float">
            <text:p>1652439594.64629</text:p>
          </table:table-cell>
          <table:table-cell office:value-type="float" office:value="1652439619.74" calcext:value-type="float">
            <text:p>1652439619.74</text:p>
          </table:table-cell>
          <table:table-cell table:formula="of:=[.B50]-[.A50]" office:value-type="float" office:value="25.0937130451202" calcext:value-type="float">
            <text:p>25.09</text:p>
          </table:table-cell>
          <table:table-cell table:number-columns-repeated="2"/>
        </table:table-row>
        <table:table-row table:style-name="ro1">
          <table:table-cell office:value-type="float" office:value="1652439623.47858" calcext:value-type="float">
            <text:p>1652439623.47858</text:p>
          </table:table-cell>
          <table:table-cell office:value-type="float" office:value="1652439649.48" calcext:value-type="float">
            <text:p>1652439649.48</text:p>
          </table:table-cell>
          <table:table-cell table:formula="of:=[.B51]-[.A51]" office:value-type="float" office:value="26.0014157295227" calcext:value-type="float">
            <text:p>26.00</text:p>
          </table:table-cell>
          <table:table-cell table:number-columns-repeated="2"/>
        </table:table-row>
        <table:table-row table:style-name="ro1">
          <table:table-cell office:value-type="float" office:value="1652439653.37526" calcext:value-type="float">
            <text:p>1652439653.37526</text:p>
          </table:table-cell>
          <table:table-cell office:value-type="float" office:value="1652439678.9" calcext:value-type="float">
            <text:p>1652439678.90</text:p>
          </table:table-cell>
          <table:table-cell table:formula="of:=[.B52]-[.A52]" office:value-type="float" office:value="25.5247406959534" calcext:value-type="float">
            <text:p>25.52</text:p>
          </table:table-cell>
          <table:table-cell table:number-columns-repeated="2"/>
        </table:table-row>
        <table:table-row table:style-name="ro1">
          <table:table-cell office:value-type="float" office:value="1652439688.17556" calcext:value-type="float">
            <text:p>1652439688.17556</text:p>
          </table:table-cell>
          <table:table-cell office:value-type="float" office:value="1652439712.84" calcext:value-type="float">
            <text:p>1652439712.84</text:p>
          </table:table-cell>
          <table:table-cell table:formula="of:=[.B53]-[.A53]" office:value-type="float" office:value="24.6644415855408" calcext:value-type="float">
            <text:p>24.66</text:p>
          </table:table-cell>
          <table:table-cell table:number-columns-repeated="2"/>
        </table:table-row>
        <table:table-row table:style-name="ro1">
          <table:table-cell office:value-type="float" office:value="1652439715.55996" calcext:value-type="float">
            <text:p>1652439715.55996</text:p>
          </table:table-cell>
          <table:table-cell office:value-type="float" office:value="1652439742.13" calcext:value-type="float">
            <text:p>1652439742.13</text:p>
          </table:table-cell>
          <table:table-cell table:formula="of:=[.B54]-[.A54]" office:value-type="float" office:value="26.5700359344482" calcext:value-type="float">
            <text:p>26.57</text:p>
          </table:table-cell>
          <table:table-cell table:number-columns-repeated="2"/>
        </table:table-row>
        <table:table-row table:style-name="ro1">
          <table:table-cell office:value-type="float" office:value="1652439744.38457" calcext:value-type="float">
            <text:p>1652439744.38457</text:p>
          </table:table-cell>
          <table:table-cell office:value-type="float" office:value="1652439769.57" calcext:value-type="float">
            <text:p>1652439769.57</text:p>
          </table:table-cell>
          <table:table-cell table:formula="of:=[.B55]-[.A55]" office:value-type="float" office:value="25.1854319572449" calcext:value-type="float">
            <text:p>25.19</text:p>
          </table:table-cell>
          <table:table-cell table:number-columns-repeated="2"/>
        </table:table-row>
        <table:table-row table:style-name="ro1">
          <table:table-cell office:value-type="float" office:value="1652439772.07291" calcext:value-type="float">
            <text:p>1652439772.07291</text:p>
          </table:table-cell>
          <table:table-cell office:value-type="float" office:value="1652439797.83" calcext:value-type="float">
            <text:p>1652439797.83</text:p>
          </table:table-cell>
          <table:table-cell table:formula="of:=[.B56]-[.A56]" office:value-type="float" office:value="25.7570908069611" calcext:value-type="float">
            <text:p>25.76</text:p>
          </table:table-cell>
          <table:table-cell table:number-columns-repeated="2"/>
        </table:table-row>
        <table:table-row table:style-name="ro1">
          <table:table-cell office:value-type="float" office:value="1652439800.83477" calcext:value-type="float">
            <text:p>1652439800.83477</text:p>
          </table:table-cell>
          <table:table-cell office:value-type="float" office:value="1652439826.33" calcext:value-type="float">
            <text:p>1652439826.33</text:p>
          </table:table-cell>
          <table:table-cell table:formula="of:=[.B57]-[.A57]" office:value-type="float" office:value="25.4952347278595" calcext:value-type="float">
            <text:p>25.50</text:p>
          </table:table-cell>
          <table:table-cell table:number-columns-repeated="2"/>
        </table:table-row>
        <table:table-row table:style-name="ro1">
          <table:table-cell office:value-type="float" office:value="1652439830.12162" calcext:value-type="float">
            <text:p>1652439830.12162</text:p>
          </table:table-cell>
          <table:table-cell office:value-type="float" office:value="1652439855.76" calcext:value-type="float">
            <text:p>1652439855.76</text:p>
          </table:table-cell>
          <table:table-cell table:formula="of:=[.B58]-[.A58]" office:value-type="float" office:value="25.6383762359619" calcext:value-type="float">
            <text:p>25.64</text:p>
          </table:table-cell>
          <table:table-cell table:number-columns-repeated="2"/>
        </table:table-row>
        <table:table-row table:style-name="ro1">
          <table:table-cell office:value-type="float" office:value="1652442757.17207" calcext:value-type="float">
            <text:p>1652442757.17207</text:p>
          </table:table-cell>
          <table:table-cell office:value-type="float" office:value="1652442782.68" calcext:value-type="float">
            <text:p>1652442782.68</text:p>
          </table:table-cell>
          <table:table-cell table:formula="of:=[.B59]-[.A59]" office:value-type="float" office:value="25.5079350471497" calcext:value-type="float">
            <text:p>25.51</text:p>
          </table:table-cell>
          <table:table-cell table:number-columns-repeated="2"/>
        </table:table-row>
        <table:table-row table:style-name="ro1">
          <table:table-cell office:value-type="float" office:value="1652442786.6273" calcext:value-type="float">
            <text:p>1652442786.62730</text:p>
          </table:table-cell>
          <table:table-cell office:value-type="float" office:value="1652442813.23" calcext:value-type="float">
            <text:p>1652442813.23</text:p>
          </table:table-cell>
          <table:table-cell table:formula="of:=[.B60]-[.A60]" office:value-type="float" office:value="26.6026976108551" calcext:value-type="float">
            <text:p>26.60</text:p>
          </table:table-cell>
          <table:table-cell table:number-columns-repeated="2"/>
        </table:table-row>
        <table:table-row table:style-name="ro1">
          <table:table-cell office:value-type="float" office:value="1652442816.24273" calcext:value-type="float">
            <text:p>1652442816.24273</text:p>
          </table:table-cell>
          <table:table-cell office:value-type="float" office:value="1652442841.69" calcext:value-type="float">
            <text:p>1652442841.69</text:p>
          </table:table-cell>
          <table:table-cell table:formula="of:=[.B61]-[.A61]" office:value-type="float" office:value="25.4472718238831" calcext:value-type="float">
            <text:p>25.45</text:p>
          </table:table-cell>
          <table:table-cell table:number-columns-repeated="2"/>
        </table:table-row>
        <table:table-row table:style-name="ro1">
          <table:table-cell office:value-type="float" office:value="1652442849.08317" calcext:value-type="float">
            <text:p>1652442849.08317</text:p>
          </table:table-cell>
          <table:table-cell office:value-type="float" office:value="1652442874.14" calcext:value-type="float">
            <text:p>1652442874.14</text:p>
          </table:table-cell>
          <table:table-cell table:formula="of:=[.B62]-[.A62]" office:value-type="float" office:value="25.0568289756775" calcext:value-type="float">
            <text:p>25.06</text:p>
          </table:table-cell>
          <table:table-cell table:number-columns-repeated="2"/>
        </table:table-row>
        <table:table-row table:style-name="ro1">
          <table:table-cell office:value-type="float" office:value="1652442897.90797" calcext:value-type="float">
            <text:p>1652442897.90797</text:p>
          </table:table-cell>
          <table:table-cell office:value-type="float" office:value="1652442922.87" calcext:value-type="float">
            <text:p>1652442922.87</text:p>
          </table:table-cell>
          <table:table-cell table:formula="of:=[.B63]-[.A63]" office:value-type="float" office:value="24.9620296955109" calcext:value-type="float">
            <text:p>24.96</text:p>
          </table:table-cell>
          <table:table-cell table:number-columns-repeated="2"/>
        </table:table-row>
        <table:table-row table:style-name="ro1">
          <table:table-cell office:value-type="float" office:value="1652442926.51643" calcext:value-type="float">
            <text:p>1652442926.51643</text:p>
          </table:table-cell>
          <table:table-cell office:value-type="float" office:value="1652442952.79" calcext:value-type="float">
            <text:p>1652442952.79</text:p>
          </table:table-cell>
          <table:table-cell table:formula="of:=[.B64]-[.A64]" office:value-type="float" office:value="26.2735667228699" calcext:value-type="float">
            <text:p>26.27</text:p>
          </table:table-cell>
          <table:table-cell table:number-columns-repeated="2"/>
        </table:table-row>
        <table:table-row table:style-name="ro1">
          <table:table-cell office:value-type="float" office:value="1652442955.33484" calcext:value-type="float">
            <text:p>1652442955.33484</text:p>
          </table:table-cell>
          <table:table-cell office:value-type="float" office:value="1652442980.32" calcext:value-type="float">
            <text:p>1652442980.32</text:p>
          </table:table-cell>
          <table:table-cell table:formula="of:=[.B65]-[.A65]" office:value-type="float" office:value="24.9851584434509" calcext:value-type="float">
            <text:p>24.99</text:p>
          </table:table-cell>
          <table:table-cell table:number-columns-repeated="2"/>
        </table:table-row>
        <table:table-row table:style-name="ro1">
          <table:table-cell office:value-type="float" office:value="1652442988.67759" calcext:value-type="float">
            <text:p>1652442988.67759</text:p>
          </table:table-cell>
          <table:table-cell office:value-type="float" office:value="1652443014.08" calcext:value-type="float">
            <text:p>1652443014.08</text:p>
          </table:table-cell>
          <table:table-cell table:formula="of:=[.B66]-[.A66]" office:value-type="float" office:value="25.4024121761322" calcext:value-type="float">
            <text:p>25.40</text:p>
          </table:table-cell>
          <table:table-cell table:number-columns-repeated="2"/>
        </table:table-row>
        <table:table-row table:style-name="ro1">
          <table:table-cell office:value-type="float" office:value="1652443017.1819" calcext:value-type="float">
            <text:p>1652443017.18190</text:p>
          </table:table-cell>
          <table:table-cell office:value-type="float" office:value="1652443042.88" calcext:value-type="float">
            <text:p>1652443042.88</text:p>
          </table:table-cell>
          <table:table-cell table:formula="of:=[.B67]-[.A67]" office:value-type="float" office:value="25.6981024742126" calcext:value-type="float">
            <text:p>25.70</text:p>
          </table:table-cell>
          <table:table-cell table:number-columns-repeated="2"/>
        </table:table-row>
        <table:table-row table:style-name="ro1">
          <table:table-cell office:value-type="float" office:value="1652443100.79869" calcext:value-type="float">
            <text:p>1652443100.79869</text:p>
          </table:table-cell>
          <table:table-cell office:value-type="float" office:value="1652443127.58" calcext:value-type="float">
            <text:p>1652443127.58</text:p>
          </table:table-cell>
          <table:table-cell table:formula="of:=[.B68]-[.A68]" office:value-type="float" office:value="26.7813100814819" calcext:value-type="float">
            <text:p>26.78</text:p>
          </table:table-cell>
          <table:table-cell table:number-columns-repeated="2"/>
        </table:table-row>
        <table:table-row table:style-name="ro1">
          <table:table-cell office:value-type="float" office:value="1652443129.95906" calcext:value-type="float">
            <text:p>1652443129.95906</text:p>
          </table:table-cell>
          <table:table-cell office:value-type="float" office:value="1652443155.29" calcext:value-type="float">
            <text:p>1652443155.29</text:p>
          </table:table-cell>
          <table:table-cell table:formula="of:=[.B69]-[.A69]" office:value-type="float" office:value="25.3309433460236" calcext:value-type="float">
            <text:p>25.33</text:p>
          </table:table-cell>
          <table:table-cell table:number-columns-repeated="2"/>
        </table:table-row>
        <table:table-row table:style-name="ro1">
          <table:table-cell office:value-type="float" office:value="1652443195.32806" calcext:value-type="float">
            <text:p>1652443195.32806</text:p>
          </table:table-cell>
          <table:table-cell office:value-type="float" office:value="1652443221.24" calcext:value-type="float">
            <text:p>1652443221.24</text:p>
          </table:table-cell>
          <table:table-cell table:formula="of:=[.B70]-[.A70]" office:value-type="float" office:value="25.9119389057159" calcext:value-type="float">
            <text:p>25.91</text:p>
          </table:table-cell>
          <table:table-cell table:number-columns-repeated="2"/>
        </table:table-row>
        <table:table-row table:style-name="ro1">
          <table:table-cell office:value-type="float" office:value="1652443247.86483" calcext:value-type="float">
            <text:p>1652443247.86483</text:p>
          </table:table-cell>
          <table:table-cell office:value-type="float" office:value="1652443273.26" calcext:value-type="float">
            <text:p>1652443273.26</text:p>
          </table:table-cell>
          <table:table-cell table:formula="of:=[.B71]-[.A71]" office:value-type="float" office:value="25.3951652050018" calcext:value-type="float">
            <text:p>25.40</text:p>
          </table:table-cell>
          <table:table-cell table:number-columns-repeated="2"/>
        </table:table-row>
        <table:table-row table:style-name="ro1">
          <table:table-cell office:value-type="float" office:value="1652443277.58513" calcext:value-type="float">
            <text:p>1652443277.58513</text:p>
          </table:table-cell>
          <table:table-cell office:value-type="float" office:value="1652443302.57" calcext:value-type="float">
            <text:p>1652443302.57</text:p>
          </table:table-cell>
          <table:table-cell table:formula="of:=[.B72]-[.A72]" office:value-type="float" office:value="24.9848690032959" calcext:value-type="float">
            <text:p>24.98</text:p>
          </table:table-cell>
          <table:table-cell table:number-columns-repeated="2"/>
        </table:table-row>
        <table:table-row table:style-name="ro1">
          <table:table-cell office:value-type="float" office:value="1652443306.16974" calcext:value-type="float">
            <text:p>1652443306.16974</text:p>
          </table:table-cell>
          <table:table-cell office:value-type="float" office:value="1652443331.63" calcext:value-type="float">
            <text:p>1652443331.63</text:p>
          </table:table-cell>
          <table:table-cell table:formula="of:=[.B73]-[.A73]" office:value-type="float" office:value="25.4602632522583" calcext:value-type="float">
            <text:p>25.46</text:p>
          </table:table-cell>
          <table:table-cell table:number-columns-repeated="2"/>
        </table:table-row>
        <table:table-row table:style-name="ro1">
          <table:table-cell office:value-type="float" office:value="1652443355.0597" calcext:value-type="float">
            <text:p>1652443355.05970</text:p>
          </table:table-cell>
          <table:table-cell office:value-type="float" office:value="1652443380.99" calcext:value-type="float">
            <text:p>1652443380.99</text:p>
          </table:table-cell>
          <table:table-cell table:formula="of:=[.B74]-[.A74]" office:value-type="float" office:value="25.9302973747253" calcext:value-type="float">
            <text:p>25.93</text:p>
          </table:table-cell>
          <table:table-cell table:number-columns-repeated="2"/>
        </table:table-row>
        <table:table-row table:style-name="ro1">
          <table:table-cell office:value-type="float" office:value="1652443419.24314" calcext:value-type="float">
            <text:p>1652443419.24314</text:p>
          </table:table-cell>
          <table:table-cell office:value-type="float" office:value="1652443444.44" calcext:value-type="float">
            <text:p>1652443444.44</text:p>
          </table:table-cell>
          <table:table-cell table:formula="of:=[.B75]-[.A75]" office:value-type="float" office:value="25.1968595981598" calcext:value-type="float">
            <text:p>25.20</text:p>
          </table:table-cell>
          <table:table-cell table:number-columns-repeated="2"/>
        </table:table-row>
        <table:table-row table:style-name="ro1">
          <table:table-cell office:value-type="float" office:value="1652443447.44373" calcext:value-type="float">
            <text:p>1652443447.44373</text:p>
          </table:table-cell>
          <table:table-cell office:value-type="float" office:value="1652443473.13" calcext:value-type="float">
            <text:p>1652443473.13</text:p>
          </table:table-cell>
          <table:table-cell table:formula="of:=[.B76]-[.A76]" office:value-type="float" office:value="25.6862707138062" calcext:value-type="float">
            <text:p>25.69</text:p>
          </table:table-cell>
          <table:table-cell table:number-columns-repeated="2"/>
        </table:table-row>
        <table:table-row table:style-name="ro1">
          <table:table-cell office:value-type="float" office:value="1652443484.17209" calcext:value-type="float">
            <text:p>1652443484.17209</text:p>
          </table:table-cell>
          <table:table-cell office:value-type="float" office:value="1652443510.83" calcext:value-type="float">
            <text:p>1652443510.83</text:p>
          </table:table-cell>
          <table:table-cell table:formula="of:=[.B77]-[.A77]" office:value-type="float" office:value="26.6579074859619" calcext:value-type="float">
            <text:p>26.66</text:p>
          </table:table-cell>
          <table:table-cell table:number-columns-repeated="2"/>
        </table:table-row>
        <table:table-row table:style-name="ro1">
          <table:table-cell office:value-type="float" office:value="1652443516.10853" calcext:value-type="float">
            <text:p>1652443516.10853</text:p>
          </table:table-cell>
          <table:table-cell office:value-type="float" office:value="1652443541.23" calcext:value-type="float">
            <text:p>1652443541.23</text:p>
          </table:table-cell>
          <table:table-cell table:formula="of:=[.B78]-[.A78]" office:value-type="float" office:value="25.121472120285" calcext:value-type="float">
            <text:p>25.12</text:p>
          </table:table-cell>
          <table:table-cell table:number-columns-repeated="2"/>
        </table:table-row>
        <table:table-row table:style-name="ro1">
          <table:table-cell office:value-type="float" office:value="1652443556.13476" calcext:value-type="float">
            <text:p>1652443556.13476</text:p>
          </table:table-cell>
          <table:table-cell office:value-type="float" office:value="1652443581.39" calcext:value-type="float">
            <text:p>1652443581.39</text:p>
          </table:table-cell>
          <table:table-cell table:formula="of:=[.B79]-[.A79]" office:value-type="float" office:value="25.255243062973" calcext:value-type="float">
            <text:p>25.26</text:p>
          </table:table-cell>
          <table:table-cell table:number-columns-repeated="2"/>
        </table:table-row>
        <table:table-row table:style-name="ro1">
          <table:table-cell office:value-type="float" office:value="1652443600.87781" calcext:value-type="float">
            <text:p>1652443600.87781</text:p>
          </table:table-cell>
          <table:table-cell office:value-type="float" office:value="1652443626.05" calcext:value-type="float">
            <text:p>1652443626.05</text:p>
          </table:table-cell>
          <table:table-cell table:formula="of:=[.B80]-[.A80]" office:value-type="float" office:value="25.17218542099" calcext:value-type="float">
            <text:p>25.17</text:p>
          </table:table-cell>
          <table:table-cell table:number-columns-repeated="2"/>
        </table:table-row>
        <table:table-row table:style-name="ro1">
          <table:table-cell office:value-type="float" office:value="1652443647.27069" calcext:value-type="float">
            <text:p>1652443647.27069</text:p>
          </table:table-cell>
          <table:table-cell office:value-type="float" office:value="1652443672.53" calcext:value-type="float">
            <text:p>1652443672.53</text:p>
          </table:table-cell>
          <table:table-cell table:formula="of:=[.B81]-[.A81]" office:value-type="float" office:value="25.2593123912811" calcext:value-type="float">
            <text:p>25.26</text:p>
          </table:table-cell>
          <table:table-cell table:number-columns-repeated="2"/>
        </table:table-row>
        <table:table-row table:style-name="ro1">
          <table:table-cell office:value-type="float" office:value="1652443675.99904" calcext:value-type="float">
            <text:p>1652443675.99904</text:p>
          </table:table-cell>
          <table:table-cell office:value-type="float" office:value="1652443701.72" calcext:value-type="float">
            <text:p>1652443701.72</text:p>
          </table:table-cell>
          <table:table-cell table:formula="of:=[.B82]-[.A82]" office:value-type="float" office:value="25.7209644317627" calcext:value-type="float">
            <text:p>25.72</text:p>
          </table:table-cell>
          <table:table-cell table:number-columns-repeated="2"/>
        </table:table-row>
        <table:table-row table:style-name="ro1">
          <table:table-cell office:value-type="float" office:value="1652443729.76761" calcext:value-type="float">
            <text:p>1652443729.76761</text:p>
          </table:table-cell>
          <table:table-cell office:value-type="float" office:value="1652443755.06" calcext:value-type="float">
            <text:p>1652443755.06</text:p>
          </table:table-cell>
          <table:table-cell table:formula="of:=[.B83]-[.A83]" office:value-type="float" office:value="25.2923877239227" calcext:value-type="float">
            <text:p>25.29</text:p>
          </table:table-cell>
          <table:table-cell table:number-columns-repeated="2"/>
        </table:table-row>
        <table:table-row table:style-name="ro1">
          <table:table-cell office:value-type="float" office:value="1652443757.83202" calcext:value-type="float">
            <text:p>1652443757.83202</text:p>
          </table:table-cell>
          <table:table-cell office:value-type="float" office:value="1652443784.63" calcext:value-type="float">
            <text:p>1652443784.63</text:p>
          </table:table-cell>
          <table:table-cell table:formula="of:=[.B84]-[.A84]" office:value-type="float" office:value="26.7979843616486" calcext:value-type="float">
            <text:p>26.80</text:p>
          </table:table-cell>
          <table:table-cell table:number-columns-repeated="2"/>
        </table:table-row>
        <table:table-row table:style-name="ro1">
          <table:table-cell office:value-type="float" office:value="1652443844.16147" calcext:value-type="float">
            <text:p>1652443844.16147</text:p>
          </table:table-cell>
          <table:table-cell office:value-type="float" office:value="1652443869.42" calcext:value-type="float">
            <text:p>1652443869.42</text:p>
          </table:table-cell>
          <table:table-cell table:formula="of:=[.B85]-[.A85]" office:value-type="float" office:value="25.2585344314575" calcext:value-type="float">
            <text:p>25.26</text:p>
          </table:table-cell>
          <table:table-cell table:number-columns-repeated="2"/>
        </table:table-row>
        <table:table-row table:style-name="ro1">
          <table:table-cell office:value-type="float" office:value="1652443873.09755" calcext:value-type="float">
            <text:p>1652443873.09755</text:p>
          </table:table-cell>
          <table:table-cell office:value-type="float" office:value="1652443899.15" calcext:value-type="float">
            <text:p>1652443899.15</text:p>
          </table:table-cell>
          <table:table-cell table:formula="of:=[.B86]-[.A86]" office:value-type="float" office:value="26.0524461269379" calcext:value-type="float">
            <text:p>26.05</text:p>
          </table:table-cell>
          <table:table-cell table:number-columns-repeated="2"/>
        </table:table-row>
        <table:table-row table:style-name="ro1">
          <table:table-cell office:value-type="float" office:value="1652443902.28201" calcext:value-type="float">
            <text:p>1652443902.28201</text:p>
          </table:table-cell>
          <table:table-cell office:value-type="float" office:value="1652443928.02" calcext:value-type="float">
            <text:p>1652443928.02</text:p>
          </table:table-cell>
          <table:table-cell table:formula="of:=[.B87]-[.A87]" office:value-type="float" office:value="25.7379870414734" calcext:value-type="float">
            <text:p>25.74</text:p>
          </table:table-cell>
          <table:table-cell table:number-columns-repeated="2"/>
        </table:table-row>
        <table:table-row table:style-name="ro1">
          <table:table-cell office:value-type="float" office:value="1652443931.85847" calcext:value-type="float">
            <text:p>1652443931.85847</text:p>
          </table:table-cell>
          <table:table-cell office:value-type="float" office:value="1652443957.66" calcext:value-type="float">
            <text:p>1652443957.66</text:p>
          </table:table-cell>
          <table:table-cell table:formula="of:=[.B88]-[.A88]" office:value-type="float" office:value="25.8015336990356" calcext:value-type="float">
            <text:p>25.80</text:p>
          </table:table-cell>
          <table:table-cell table:number-columns-repeated="2"/>
        </table:table-row>
        <table:table-row table:style-name="ro1">
          <table:table-cell office:value-type="float" office:value="1652443982.97977" calcext:value-type="float">
            <text:p>1652443982.97977</text:p>
          </table:table-cell>
          <table:table-cell office:value-type="float" office:value="1652444008.83" calcext:value-type="float">
            <text:p>1652444008.83</text:p>
          </table:table-cell>
          <table:table-cell table:formula="of:=[.B89]-[.A89]" office:value-type="float" office:value="25.8502330780029" calcext:value-type="float">
            <text:p>25.85</text:p>
          </table:table-cell>
          <table:table-cell/>
          <table:table-cell table:style-name="ce4"/>
        </table:table-row>
        <table:table-row table:style-name="ro1">
          <table:table-cell office:value-type="float" office:value="1652444011.64376" calcext:value-type="float">
            <text:p>1652444011.64376</text:p>
          </table:table-cell>
          <table:table-cell office:value-type="float" office:value="1652444037.53" calcext:value-type="float">
            <text:p>1652444037.53</text:p>
          </table:table-cell>
          <table:table-cell table:formula="of:=[.B90]-[.A90]" office:value-type="float" office:value="25.8862438201904" calcext:value-type="float">
            <text:p>25.89</text:p>
          </table:table-cell>
          <table:table-cell table:number-columns-repeated="2"/>
        </table:table-row>
        <table:table-row table:style-name="ro1">
          <table:table-cell office:value-type="float" office:value="1652444041.73196" calcext:value-type="float">
            <text:p>1652444041.73196</text:p>
          </table:table-cell>
          <table:table-cell office:value-type="float" office:value="1652444066.89" calcext:value-type="float">
            <text:p>1652444066.89</text:p>
          </table:table-cell>
          <table:table-cell table:formula="of:=[.B91]-[.A91]" office:value-type="float" office:value="25.1580448150635" calcext:value-type="float">
            <text:p>25.16</text:p>
          </table:table-cell>
          <table:table-cell table:number-columns-repeated="2"/>
        </table:table-row>
        <table:table-row table:style-name="ro1">
          <table:table-cell office:value-type="float" office:value="1652444071.49261" calcext:value-type="float">
            <text:p>1652444071.49261</text:p>
          </table:table-cell>
          <table:table-cell office:value-type="float" office:value="1652444096.39" calcext:value-type="float">
            <text:p>1652444096.39</text:p>
          </table:table-cell>
          <table:table-cell table:formula="of:=[.B92]-[.A92]" office:value-type="float" office:value="24.8973886966705" calcext:value-type="float">
            <text:p>24.90</text:p>
          </table:table-cell>
          <table:table-cell table:number-columns-repeated="2"/>
        </table:table-row>
        <table:table-row table:style-name="ro1">
          <table:table-cell office:value-type="float" office:value="1652444099.29297" calcext:value-type="float">
            <text:p>1652444099.29297</text:p>
          </table:table-cell>
          <table:table-cell office:value-type="float" office:value="1652444124.45" calcext:value-type="float">
            <text:p>1652444124.45</text:p>
          </table:table-cell>
          <table:table-cell table:formula="of:=[.B93]-[.A93]" office:value-type="float" office:value="25.1570284366608" calcext:value-type="float">
            <text:p>25.16</text:p>
          </table:table-cell>
          <table:table-cell table:number-columns-repeated="2"/>
        </table:table-row>
        <table:table-row table:style-name="ro1">
          <table:table-cell office:value-type="float" office:value="1652444176.62295" calcext:value-type="float">
            <text:p>1652444176.62295</text:p>
          </table:table-cell>
          <table:table-cell office:value-type="float" office:value="1652444201.58" calcext:value-type="float">
            <text:p>1652444201.58</text:p>
          </table:table-cell>
          <table:table-cell table:formula="of:=[.B94]-[.A94]" office:value-type="float" office:value="24.9570531845093" calcext:value-type="float">
            <text:p>24.96</text:p>
          </table:table-cell>
          <table:table-cell table:number-columns-repeated="2"/>
        </table:table-row>
        <table:table-row table:style-name="ro1">
          <table:table-cell office:value-type="float" office:value="1652444204.21433" calcext:value-type="float">
            <text:p>1652444204.21433</text:p>
          </table:table-cell>
          <table:table-cell office:value-type="float" office:value="1652444230.35" calcext:value-type="float">
            <text:p>1652444230.35</text:p>
          </table:table-cell>
          <table:table-cell table:formula="of:=[.B95]-[.A95]" office:value-type="float" office:value="26.1356749534607" calcext:value-type="float">
            <text:p>26.14</text:p>
          </table:table-cell>
          <table:table-cell table:number-columns-repeated="2"/>
        </table:table-row>
        <table:table-row table:style-name="ro1">
          <table:table-cell office:value-type="float" office:value="1652444233.82276" calcext:value-type="float">
            <text:p>1652444233.82276</text:p>
          </table:table-cell>
          <table:table-cell office:value-type="float" office:value="1652444259.32" calcext:value-type="float">
            <text:p>1652444259.32</text:p>
          </table:table-cell>
          <table:table-cell table:formula="of:=[.B96]-[.A96]" office:value-type="float" office:value="25.4972441196442" calcext:value-type="float">
            <text:p>25.50</text:p>
          </table:table-cell>
          <table:table-cell table:number-columns-repeated="2"/>
        </table:table-row>
        <table:table-row table:style-name="ro1">
          <table:table-cell office:value-type="float" office:value="1652444263.82317" calcext:value-type="float">
            <text:p>1652444263.82317</text:p>
          </table:table-cell>
          <table:table-cell office:value-type="float" office:value="1652444289.66" calcext:value-type="float">
            <text:p>1652444289.66</text:p>
          </table:table-cell>
          <table:table-cell table:formula="of:=[.B97]-[.A97]" office:value-type="float" office:value="25.8368301391602" calcext:value-type="float">
            <text:p>25.84</text:p>
          </table:table-cell>
          <table:table-cell table:number-columns-repeated="2"/>
        </table:table-row>
        <table:table-row table:style-name="ro1">
          <table:table-cell office:value-type="float" office:value="1652444292.68755" calcext:value-type="float">
            <text:p>1652444292.68755</text:p>
          </table:table-cell>
          <table:table-cell office:value-type="float" office:value="1652444318.28" calcext:value-type="float">
            <text:p>1652444318.28</text:p>
          </table:table-cell>
          <table:table-cell table:formula="of:=[.B98]-[.A98]" office:value-type="float" office:value="25.5924506187439" calcext:value-type="float">
            <text:p>25.59</text:p>
          </table:table-cell>
          <table:table-cell table:number-columns-repeated="2"/>
        </table:table-row>
        <table:table-row table:style-name="ro1">
          <table:table-cell office:value-type="float" office:value="1652444321.416" calcext:value-type="float">
            <text:p>1652444321.41600</text:p>
          </table:table-cell>
          <table:table-cell office:value-type="float" office:value="1652444346.93" calcext:value-type="float">
            <text:p>1652444346.93</text:p>
          </table:table-cell>
          <table:table-cell table:formula="of:=[.B99]-[.A99]" office:value-type="float" office:value="25.513997554779" calcext:value-type="float">
            <text:p>25.51</text:p>
          </table:table-cell>
          <table:table-cell table:number-columns-repeated="2"/>
        </table:table-row>
        <table:table-row table:style-name="ro1">
          <table:table-cell office:value-type="float" office:value="1652444350.70442" calcext:value-type="float">
            <text:p>1652444350.70442</text:p>
          </table:table-cell>
          <table:table-cell office:value-type="float" office:value="1652444375.99" calcext:value-type="float">
            <text:p>1652444375.99</text:p>
          </table:table-cell>
          <table:table-cell table:formula="of:=[.B100]-[.A100]" office:value-type="float" office:value="25.2855837345123" calcext:value-type="float">
            <text:p>25.29</text:p>
          </table:table-cell>
          <table:table-cell table:number-columns-repeated="2"/>
        </table:table-row>
        <table:table-row table:style-name="ro1">
          <table:table-cell office:value-type="float" office:value="1652444355.7165" calcext:value-type="float">
            <text:p>1652444355.71650</text:p>
          </table:table-cell>
          <table:table-cell office:value-type="float" office:value="1652444380.54" calcext:value-type="float">
            <text:p>1652444380.54</text:p>
          </table:table-cell>
          <table:table-cell table:formula="of:=[.B101]-[.A101]" office:value-type="float" office:value="24.823499917984" calcext:value-type="float">
            <text:p>24.8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an:</text:p>
          </table:table-cell>
          <table:table-cell table:formula="of:=SUM([.C2:.C101])/100" office:value-type="float" office:value="25.6216342425346" calcext:value-type="float">
            <text:p>25.6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owest:</text:p>
          </table:table-cell>
          <table:table-cell table:formula="of:=MIN([.C2:.C101])" office:value-type="float" office:value="23.2216398715973" calcext:value-type="float">
            <text:p>23.2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Highest:</text:p>
          </table:table-cell>
          <table:table-cell table:formula="of:=MAX([.C2:.C101])" office:value-type="float" office:value="35.6370341777802" calcext:value-type="float">
            <text:p>35.6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edian:</text:p>
          </table:table-cell>
          <table:table-cell table:formula="of:=MEDIAN([.C2:.C101])" office:value-type="float" office:value="25.4283970594406" calcext:value-type="float">
            <text:p>25.4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inimum (K0):</text:p>
          </table:table-cell>
          <table:table-cell table:formula="of:=MIN([.C2:.C101])" office:value-type="float" office:value="23.2216398715973" calcext:value-type="float">
            <text:p>23.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w Q (K1):</text:p>
          </table:table-cell>
          <table:table-cell table:formula="of:=PERCENTILE([.C2:.C101];0.2)" office:value-type="float" office:value="25.0565896034241" calcext:value-type="float">
            <text:p>25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n (k2):</text:p>
          </table:table-cell>
          <table:table-cell table:formula="of:=MEDIAN([.C2:.C101])" office:value-type="float" office:value="25.4283970594406" calcext:value-type="float">
            <text:p>25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gh Q (K3)</text:p>
          </table:table-cell>
          <table:table-cell table:formula="of:=PERCENTILE([.C2:.C101];0.6)" office:value-type="float" office:value="25.5015204906464" calcext:value-type="float">
            <text:p>25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imum (K4):</text:p>
          </table:table-cell>
          <table:table-cell table:formula="of:=MAX([.C2:.C101])" office:value-type="float" office:value="35.6370341777802" calcext:value-type="float">
            <text:p>35.64</text:p>
          </table:table-cell>
          <table:table-cell table:number-columns-repeated="2"/>
        </table:table-row>
        <table:table-row table:style-name="ro1" table:number-rows-repeated="10484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5:08:27.890241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3T14:21:22.644039298</meta:creation-date>
    <dc:date>2022-05-13T16:00:09.840481397</dc:date>
    <meta:editing-duration>PT1H5M6S</meta:editing-duration>
    <meta:editing-cycles>3</meta:editing-cycles>
    <meta:generator>LibreOffice/6.0.7.3$Linux_X86_64 LibreOffice_project/00m0$Build-3</meta:generator>
    <meta:document-statistic meta:table-count="1" meta:cell-count="321" meta:object-count="0"/>
  </office:meta>
</office:document-meta>
</file>